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background-color="#ffff00"/>
    </style:style>
    <style:style style:name="P6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normal" fo:background-color="#ffff00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color="#000000" style:font-name="Times New Roman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Documentación Squid, SquidGuard <text:s/>y Sarg</text:p>
      <text:p text:style-name="P2"/>
      <text:p text:style-name="P1"/>
      <text:p text:style-name="P1"/>
      <text:p text:style-name="P3">Squid3</text:p>
      <text:p text:style-name="P1"/>
      <text:p text:style-name="P1">-Instalamos el proxy <text:s/></text:p>
      <text:p text:style-name="P1">sudo apt-get install squid3</text:p>
      <text:p text:style-name="P1">-Para configurar las acls debemos de ir al archivo de configuración <text:s/>y buscar la linea donde dice "ACCESS CONTROLS"</text:p>
      <text:p text:style-name="P1"><text:s/>y ponemos por ejemplo ejemplo:</text:p>
      <text:p text:style-name="P1"/>
      <text:p text:style-name="P1">acl <text:s/>klk(nombre) src(tipo de acl) 192.168.19.1(Contenido)</text:p>
      <text:p text:style-name="P1">http_access allow (permitir ) o deny (denegar) klk (nombre de la acl)</text:p>
      <text:p text:style-name="P1"/>
      <text:p text:style-name="P1">-Si queremo utilizar el proxy transparente <text:s/>tenemos que cambiar la linea "http_port 3128" por "http_port 3128 transparent"</text:p>
      <text:p text:style-name="P1"/>
      <text:p text:style-name="P1"/>
      <text:p text:style-name="P3">SquidGuard </text:p>
      <text:p text:style-name="P1"/>
      <text:p text:style-name="P1">-Descargamos el squid, squidguard y apache2</text:p>
      <text:p text:style-name="P1">sudo apt-get install squid3 squidguard</text:p>
      <text:p text:style-name="P1">sudo apt-get install apache2</text:p>
      <text:p text:style-name="P1"/>
      <text:p text:style-name="P1">-Protegemos la carpeta de las listas</text:p>
      <text:p text:style-name="P1"/>
      <text:p text:style-name="P1">chown -R proxy:proxy /var/lib/squidguard/db </text:p>
      <text:p text:style-name="P1"/>
      <text:p text:style-name="P1">-Vamos al archivo de configuracion del squidguard "/etc/squid/squidguard" y añadimos lo siguiente(Borramos lo que habia)</text:p>
      <text:p text:style-name="P1"/>
      <text:p text:style-name="Standard">dbhome /var/lib/squidguard/db</text:p>
      <text:p text:style-name="Standard"/>
      <text:p text:style-name="Standard">logdir /var/log/squid</text:p>
      <text:p text:style-name="Standard"/>
      <text:p text:style-name="Standard">dest adv {</text:p>
      <text:p text:style-name="Standard"/>
      <text:p text:style-name="Standard"><text:s text:c="17"/>domainlist adv/domains</text:p>
      <text:p text:style-name="Standard"/>
      <text:p text:style-name="Standard"><text:s text:c="17"/>urllist adv/urls</text:p>
      <text:p text:style-name="Standard"/>
      <text:p text:style-name="Standard">}</text:p>
      <text:p text:style-name="Standard"/>
      <text:p text:style-name="Standard">dest porn {</text:p>
      <text:p text:style-name="Standard"/>
      <text:p text:style-name="Standard"><text:s text:c="19"/>domainlist porn/domains</text:p>
      <text:p text:style-name="Standard"/>
      <text:p text:style-name="Standard"><text:s text:c="19"/>urllist porn/urls</text:p>
      <text:p text:style-name="Standard"><text:soft-page-break/></text:p>
      <text:p text:style-name="Standard">}</text:p>
      <text:p text:style-name="Standard"/>
      <text:p text:style-name="Standard">dest warez {</text:p>
      <text:p text:style-name="Standard"/>
      <text:p text:style-name="Standard"><text:s text:c="20"/>domainlist warez/domains</text:p>
      <text:p text:style-name="Standard"/>
      <text:p text:style-name="Standard"><text:s text:c="20"/>urllist warez/urls</text:p>
      <text:p text:style-name="Standard"/>
      <text:p text:style-name="Standard">}</text:p>
      <text:p text:style-name="Standard"/>
      <text:p text:style-name="Standard">acl {</text:p>
      <text:p text:style-name="Standard"/>
      <text:p text:style-name="Standard"><text:s text:c="7"/>default {</text:p>
      <text:p text:style-name="Standard"/>
      <text:p text:style-name="Standard"><text:s text:c="21"/>pass !adv !porn !warez all</text:p>
      <text:p text:style-name="Standard"/>
      <text:p text:style-name="Standard"><text:s text:c="21"/>redirect http://ipdelservidor/blocked.html</text:p>
      <text:p text:style-name="Standard"/>
      <text:p text:style-name="Standard"><text:s text:c="9"/>}</text:p>
      <text:p text:style-name="Standard"/>
      <text:p text:style-name="Standard">}</text:p>
      <text:p text:style-name="P1"/>
      <text:p text:style-name="P1"/>
      <text:p text:style-name="P1">-Dentro de <text:s text:c="2"/>/var/www/ <text:s/>creamos el documento que hemos indicado en el archivo squidguard.conf </text:p>
      <text:p text:style-name="P1">en este caso es <text:s/>blocked.html y escribimos dentro lo que queremos que salga cuando una pçagina está bloqueada</text:p>
      <text:p text:style-name="P1"/>
      <text:p text:style-name="P1"/>
      <text:p text:style-name="P1">-Añadimos la siguiente linea en el archivo de configuracion del squid :</text:p>
      <text:p text:style-name="P1"/>
      <text:p text:style-name="P1">sudo gedit /etc/squid3/squid.conf </text:p>
      <text:p text:style-name="P1"/>
      <text:p text:style-name="P1">url_rewrite_program /usr/bin/squidGuard -c /etc/squid/squidGuard.conf</text:p>
      <text:p text:style-name="P1"/>
      <text:p text:style-name="P1">-Utilizamos este comando </text:p>
      <text:p text:style-name="P1"/>
      <text:p text:style-name="P1"><text:s/>squid3 -k reconfigure</text:p>
      <text:p text:style-name="P1"/>
      <text:p text:style-name="P1">-Introducimos en la terminal este comando para bajarnos un script el cual después de ejecutarlo nos descargarla todas las blacklists</text:p>
      <text:p text:style-name="P1"/>
      <text:p text:style-name="P1"><text:s/>wget http://www.shallalist.de/Downloads/shalla_update.sh</text:p>
      <text:p text:style-name="P1"/>
      <text:p text:style-name="P1">-Editamos el script y cambiamos los siguientes parametros</text:p>
      <text:p text:style-name="P1"/>
      <text:p text:style-name="P1">Lo modificamos en el archivo /var/www/ shalla_update</text:p>
      <text:p text:style-name="P1"/>
      <text:p text:style-name="P1"/>
      <text:p text:style-name="P1"/>
      <text:p text:style-name="P1">squidGuardpath="/usr/bin/squidGuard"</text:p>
      <text:p text:style-name="P1"/>
      <text:p text:style-name="P1"><text:soft-page-break/>squidpath="/usr/sbin/squid3"</text:p>
      <text:p text:style-name="P1">httpget="/usr/bin/wget"</text:p>
      <text:p text:style-name="P1">tarpath="/bin/tar"</text:p>
      <text:p text:style-name="P1">chownpath="/bin/chown"</text:p>
      <text:p text:style-name="P1">dbhome="/var/lib/squidguard/db"</text:p>
      <text:p text:style-name="P1">squidGuardowner="proxy:proxy"</text:p>
      <text:p text:style-name="P1"/>
      <text:p text:style-name="P1">-Ejecutamos el script con :</text:p>
      <text:p text:style-name="P1"/>
      <text:p text:style-name="P1">sh shalla_update.sh</text:p>
      <text:p text:style-name="P1"/>
      <text:p text:style-name="P1">-Compilamos el squidguard</text:p>
      <text:p text:style-name="P1"/>
      <text:p text:style-name="P1">squidGuard -u -C all -d</text:p>
      <text:p text:style-name="P1"/>
      <text:p text:style-name="P1"/>
      <text:p text:style-name="P1">-Reiniciamos el servicio de squid</text:p>
      <text:p text:style-name="P1">/etc/init.d/squid3 restart</text:p>
      <text:p text:style-name="P1"/>
      <text:p text:style-name="P8">squid3 -k reconfigure </text:p>
      <text:p text:style-name="P1"/>
      <text:p text:style-name="P1"/>
      <text:p text:style-name="P3">Sarg</text:p>
      <text:p text:style-name="P4"/>
      <text:p text:style-name="P1">Instalamos el sarg </text:p>
      <text:p text:style-name="P1"><text:s/>sudo apt-get install sarg</text:p>
      <text:p text:style-name="P1">-Vamos al archivo de configuración del sarg</text:p>
      <text:p text:style-name="P1">/etc/sarg/sarg.conf</text:p>
      <text:p text:style-name="P1"/>
      <text:p text:style-name="P1">dentro del archivo podemos :</text:p>
      <text:p text:style-name="P1">indicar la ubicacion del archivo access.log de squid </text:p>
      <text:p text:style-name="P5">access_log /var/log/squid3/access.log</text:p>
      <text:p text:style-name="P5">Para usar gráficas descomentamos lo siguiente </text:p>
      <text:p text:style-name="P5">graphs yes<text:line-break/>graph_days_bytes_bar_color orange</text:p>
      <text:p text:style-name="P5">El título para los reportes</text:p>
      <text:p text:style-name="P5">title “Squid User Access Reports”</text:p>
      <text:p text:style-name="P6">El directorio de salida para los reportes </text:p>
      <text:p text:style-name="P5">output_dir /var/www/sarg</text:p>
      <text:p text:style-name="P5">Establecemos el formato de Fecha</text:p>
      <text:p text:style-name="P5">date_format e</text:p>
      <text:p text:style-name="P5">Si queremos que los reportes se almacenen sin ningun tipo de limite,introducimos</text:p>
      <text:p text:style-name="P5"><text:s/>lastlog 0</text:p>
      <text:p text:style-name="P1"/>
      <text:p text:style-name="P1">Mostrar información del sarg<text:line-break/>show_sarg_info yes</text:p>
      <text:p text:style-name="P1">-salimos del archivo y creamos la carpeta de donde se guardaran todos los reportes </text:p>
      <text:p text:style-name="P1">mkdir /var/etc/sarg</text:p>
      <text:p text:style-name="P1">-Para generar los reportes debemos de escribir </text:p>
      <text:p text:style-name="P1">sudo <text:s/>sarg o sudo sarg-reports today</text:p>
      <text:p text:style-name="P1">Los reportes se vizualizaran en </text:p>
      <text:p text:style-name="P1">http://ipdelservidor/sarg</text:p>
      <text:p text:style-name="P7"><text:soft-page-break/><text:s/></text:p>
      <text:p text:style-name="P7"/>
      <text:p text:style-name="P7"/>
      <text:p text:style-name="P7"><text:a xlink:type="simple" xlink:href="http://el.web.id/how-to-monitor-squid3-traffic-using-sarg-in-ubuntu-107">http://el.web.id/how-to-monitor-squid3-traffic-using-sarg-in-ubuntu-107</text:a> </text:p>
      <text:p text:style-name="P7"/>
      <text:p text:style-name="P7">copiamos el archivo donde s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4S</meta:editing-duration>
    <meta:editing-cycles>8</meta:editing-cycles>
    <meta:generator>LibreOffice/3.5$Linux_X86_64 LibreOffice_project/350m1$Build-2</meta:generator>
    <dc:date>2014-05-21T19:27:29</dc:date>
    <meta:document-statistic meta:table-count="0" meta:image-count="0" meta:object-count="0" meta:page-count="4" meta:paragraph-count="89" meta:word-count="407" meta:character-count="3324" meta:non-whitespace-character-count="2804"/>
    <meta:user-defined meta:name="Info 1"/>
    <meta:user-defined meta:name="Info 2"/>
    <meta:user-defined meta:name="Info 3"/>
    <meta:user-defined meta:name="Info 4"/>
  </office:meta>
</office:document-meta>
</file>